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Documentation:</text:p>
      <text:p text:style-name="P1"/>
      <text:p text:style-name="P1">This package contains a collection of hand-painted fantasy weapons and potions.</text:p>
      <text:p text:style-name="P1"/>
      <text:p text:style-name="P1">Use them as you see fit and have fun!</text:p>
      <text:p text:style-name="P1"/>
      <text:p text:style-name="P1">If you have suggestions, or you run in some trouble, don't hesitate to contact us:</text:p>
      <text:p text:style-name="P1"/>
      <text:p text:style-name="P1">https://www.facebook.com/SICSproduction/</text:p>
      <text:p text:style-name="P1"/>
      <text:p text:style-name="P1">We usually reply in a few hours.</text:p>
      <text:p text:style-name="P1"/>
      <text:p text:style-name="P1">The SICS Production tea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